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G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UseMap( String u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IMG( String src ,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Border(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IMG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IM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G.setHspace( int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IsMap( boolean i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G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IMG( String src , String name ,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IMG( String src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Vspace( int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